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C86ED339E5E7726D.png" manifest:media-type="image/png"/>
  <manifest:file-entry manifest:full-path="Pictures/10000201000002000000020047A72CE8F3D510D2.png" manifest:media-type="image/png"/>
  <manifest:file-entry manifest:full-path="Pictures/10000201000000800000008032A8D1BC41F909F6.png" manifest:media-type="image/png"/>
  <manifest:file-entry manifest:full-path="Pictures/10000000000000E1000000E12946C94C97ECD78A.png" manifest:media-type="image/png"/>
  <manifest:file-entry manifest:full-path="Pictures/1000020100000200000002003A3FC8FDB69ED85E.png" manifest:media-type="image/png"/>
  <manifest:file-entry manifest:full-path="Pictures/100002010000020000000200A0CEB4ED820C850E.png" manifest:media-type="image/png"/>
  <manifest:file-entry manifest:full-path="Pictures/10000201000002000000020003BB8676B7932537.png" manifest:media-type="image/png"/>
  <manifest:file-entry manifest:full-path="Pictures/100002010000010000000100382A4F930228C38B.png" manifest:media-type="image/png"/>
  <manifest:file-entry manifest:full-path="Pictures/1000020100000320000000D1957F95323AE9CE9C.png" manifest:media-type="image/png"/>
  <manifest:file-entry manifest:full-path="Pictures/10000201000001000000010049A04FC0D71FCD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808080" draw:marker-start-width="0.352cm" draw:marker-end="Arrow_20_concave" draw:marker-end-width="0.254cm" draw:fill="none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808080" draw:marker-start-width="0.352cm" draw:marker-end="Rounded_20_short_20_Arrow" draw:marker-end-width="0.254cm" draw:fill="none" draw:textarea-horizontal-align="center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808080" draw:marker-start="Rounded_20_short_20_Arrow" draw:marker-start-width="0.254cm" draw:marker-end="" draw:marker-end-width="0.254cm" draw:fill="none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51cm" svg:stroke-color="#808080" draw:marker-start-width="0.279cm" draw:marker-end-width="0.279cm" draw:fill="solid" draw:fill-color="#eeeeee" draw:textarea-horizontal-align="justify" draw:textarea-vertical-align="middle" draw:auto-grow-height="false" fo:min-height="1.681cm" fo:min-width="1.812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357cm"/>
    </style:style>
    <style:style style:name="gr7" style:family="graphic" style:parent-style-name="standard">
      <style:graphic-properties svg:stroke-width="0.051cm" svg:stroke-color="#808080" draw:marker-start-width="0.279cm" draw:marker-end-width="0.279cm" draw:fill="solid" draw:fill-color="#ffffff" draw:textarea-horizontal-align="justify" draw:textarea-vertical-align="middle" draw:auto-grow-height="false" fo:min-height="1.681cm" fo:min-width="1.812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808080" draw:fill="none" draw:fill-color="#ffffff" fo:min-height="0.357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0" style:family="graphic" style:parent-style-name="standard">
      <style:graphic-properties draw:stroke="none" svg:stroke-color="#000000" draw:fill="none" draw:fill-color="#ffffff" fo:min-height="0.33cm"/>
    </style:style>
    <style:style style:name="gr11" style:family="graphic" style:parent-style-name="Object_20_with_20_no_20_fill_20_and_20_no_20_line">
      <style:graphic-properties draw:stroke="none" svg:stroke-color="#3399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0.319cm"/>
    </style:style>
    <style:style style:name="gr13" style:family="graphic" style:parent-style-name="objectwithoutfill">
      <style:graphic-properties svg:stroke-width="0.035cm" svg:stroke-color="#808080" draw:marker-start-width="0.352cm" draw:marker-end="" draw:marker-end-width="0.254cm" draw:fill="none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51cm" svg:stroke-color="#3465a4" draw:marker-start-width="0.279cm" draw:marker-end-width="0.279cm" draw:fill="solid" draw:fill-color="#eeeeee" draw:textarea-horizontal-align="justify" draw:textarea-vertical-align="middle" draw:auto-grow-height="false" fo:min-height="0.422cm" fo:min-width="0.172cm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35cm" svg:stroke-color="#808080" draw:marker-start="Arrow_20_concave" draw:marker-start-width="0.254cm" draw:marker-end="" draw:marker-end-width="0.254cm" draw:fill="none" draw:textarea-horizontal-align="center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9pt" fo:font-weight="normal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font-size="8pt" fo:font-weight="normal" style:font-size-asian="18pt" style:font-size-complex="18pt"/>
    </style:style>
    <style:style style:name="T1" style:family="text">
      <style:text-properties fo:font-size="9pt" fo:font-weight="normal" style:font-size-asian="18pt" style:font-size-complex="18pt"/>
    </style:style>
    <style:style style:name="T2" style:family="text">
      <style:text-properties fo:font-size="8pt" fo:font-weight="normal" style:font-size-asian="18pt" style:font-weight-asian="normal" style:font-size-complex="18pt" style:font-weight-complex="normal"/>
    </style:style>
    <style:style style:name="T3" style:family="text">
      <style:text-properties fo:font-size="8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frame draw:style-name="gr1" draw:text-style-name="P1" draw:layer="layout" svg:width="1.27cm" svg:height="1.27cm" svg:x="0.204cm" svg:y="1.357cm">
            <draw:image xlink:href="Pictures/10000201000002000000020003BB8676B7932537.png" xlink:type="simple" xlink:show="embed" xlink:actuate="onLoad" loext:mime-type="image/png">
              <text:p/>
            </draw:image>
          </draw:frame>
          <draw:frame draw:style-name="gr1" draw:text-style-name="P1" draw:layer="layout" svg:width="1.27cm" svg:height="0.33cm" svg:x="0.195cm" svg:y="2.738cm">
            <draw:image xlink:href="Pictures/1000020100000320000000D1957F95323AE9CE9C.png" xlink:type="simple" xlink:show="embed" xlink:actuate="onLoad" loext:mime-type="image/png">
              <text:p/>
            </draw:image>
          </draw:frame>
        </draw:g>
        <draw:connector draw:style-name="gr2" draw:text-style-name="P1" draw:layer="layout" draw:type="curve" svg:x1="1.474cm" svg:y1="2.212cm" svg:x2="3.777cm" svg:y2="2.21cm" draw:start-shape="id1" draw:start-glue-point="1" draw:end-shape="id2" draw:end-glue-point="3" svg:d="M1474 2212c1708 0 557-2 2303-2" svg:viewBox="0 0 2304 3">
          <text:p/>
        </draw:connector>
        <draw:connector draw:style-name="gr2" draw:text-style-name="P1" draw:layer="layout" draw:type="curve" svg:x1="11.035cm" svg:y1="2.193cm" svg:x2="13.194cm" svg:y2="2.195cm" draw:start-shape="id3" draw:start-glue-point="1" draw:end-shape="id4" draw:end-glue-point="6" svg:d="M11035 2193c1600 0 521 2 2159 2" svg:viewBox="0 0 2160 3">
          <text:p/>
        </draw:connector>
        <draw:connector draw:style-name="gr3" draw:text-style-name="P1" draw:layer="layout" draw:type="curve" svg:x1="16.97cm" svg:y1="-1.613cm" svg:x2="17.469cm" svg:y2="-2.812cm" draw:start-shape="id5" draw:start-glue-point="1" svg:d="M16970-1613c789 0 539-1199 499-1199" svg:viewBox="0 0 569 1200">
          <text:p/>
        </draw:connector>
        <draw:connector draw:style-name="gr4" draw:text-style-name="P1" draw:layer="layout" draw:type="curve" svg:x1="17.549cm" svg:y1="-0.414cm" svg:x2="16.97cm" svg:y2="-1.613cm" draw:end-shape="id5" draw:end-glue-point="1" svg:d="M17549-414c-39 0 250-1199-579-1199" svg:viewBox="0 0 598 1200">
          <text:p/>
        </draw:connector>
        <draw:g xml:id="id5" draw:id="id5">
          <draw:custom-shape draw:style-name="gr5" draw:text-style-name="P2" draw:layer="layout" svg:width="2.362cm" svg:height="1.981cm" svg:x="14.608cm" svg:y="-2.603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1.559cm" svg:height="0.607cm" svg:x="15.034cm" svg:y="-1.351cm">
            <draw:text-box>
              <text:p text:style-name="P3"><text:span text:style-name="T1">Parser</text:span></text:p>
            </draw:text-box>
          </draw:frame>
          <draw:frame draw:style-name="gr1" draw:text-style-name="P1" draw:layer="layout" svg:width="1.016cm" svg:height="1.016cm" svg:x="15.328cm" svg:y="-2.422cm">
            <draw:image xlink:href="Pictures/100002010000010000000100382A4F930228C38B.png" xlink:type="simple" xlink:show="embed" xlink:actuate="onLoad" loext:mime-type="image/png">
              <text:p/>
            </draw:image>
          </draw:frame>
        </draw:g>
        <draw:custom-shape draw:style-name="gr7" draw:text-style-name="P5" xml:id="id2" draw:id="id2" draw:layer="layout" svg:width="2.362cm" svg:height="1.981cm" svg:x="3.777cm" svg:y="1.2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03cm" svg:height="0.607cm" svg:x="4.076cm" svg:y="2.528cm">
          <draw:text-box>
            <text:p text:style-name="P3"><text:span text:style-name="T1">MNBN</text:span></text:p>
          </draw:text-box>
        </draw:frame>
        <draw:frame draw:style-name="gr1" draw:text-style-name="P1" draw:layer="layout" svg:width="1.27cm" svg:height="1.27cm" svg:x="7.71cm" svg:y="-1.963cm">
          <draw:image xlink:href="Pictures/10000201000001000000010049A04FC0D71FCD7C.png" xlink:type="simple" xlink:show="embed" xlink:actuate="onLoad" loext:mime-type="image/png">
            <text:p/>
          </draw:image>
        </draw:frame>
        <draw:frame draw:style-name="gr9" draw:text-style-name="P1" draw:layer="layout" svg:width="1.016cm" svg:height="1.016cm" svg:x="10.441cm" svg:y="-1.752cm">
          <draw:image xlink:href="Pictures/100002010000020000000200A0CEB4ED820C850E.png" xlink:type="simple" xlink:show="embed" xlink:actuate="onLoad" loext:mime-type="image/png">
            <text:p/>
          </draw:image>
        </draw:frame>
        <draw:connector draw:style-name="gr2" draw:text-style-name="P1" draw:layer="layout" draw:type="curve" svg:x1="6.139cm" svg:y1="2.21cm" svg:x2="8.495cm" svg:y2="2.193cm" draw:start-shape="id2" draw:start-glue-point="1" draw:end-shape="id3" draw:end-glue-point="3" svg:d="M6139 2210c1786 0 609-17 2356-17" svg:viewBox="0 0 2357 18">
          <text:p/>
        </draw:connector>
        <draw:frame draw:style-name="gr10" draw:text-style-name="P6" draw:layer="layout" svg:width="2.794cm" svg:height="0.58cm" svg:x="1.151cm" svg:y="1.402cm">
          <draw:text-box>
            <text:p text:style-name="P3"><text:span text:style-name="T2">README files</text:span></text:p>
          </draw:text-box>
        </draw:frame>
        <draw:frame draw:style-name="gr1" draw:text-style-name="P1" draw:layer="layout" svg:width="1.129cm" svg:height="1.127cm" svg:x="1.904cm" svg:y="0.175cm">
          <draw:image xlink:href="Pictures/1000020100000200000002003A3FC8FDB69ED85E.png" xlink:type="simple" xlink:show="embed" xlink:actuate="onLoad" loext:mime-type="image/png">
            <text:p/>
          </draw:image>
        </draw:frame>
        <draw:frame draw:style-name="gr11" draw:text-style-name="P1" draw:layer="layout" svg:width="1.226cm" svg:height="1.226cm" draw:transform="rotate (0.00872664625997165) translate (4.381cm 1.367cm)">
          <draw:image xlink:href="Pictures/10000000000000E1000000E12946C94C97ECD78A.png" xlink:type="simple" xlink:show="embed" xlink:actuate="onLoad" loext:mime-type="image/png">
            <text:p/>
          </draw:image>
        </draw:frame>
        <draw:frame draw:style-name="gr1" draw:text-style-name="P1" draw:layer="layout" svg:width="0.889cm" svg:height="0.889cm" svg:x="6.722cm" svg:y="0.4cm">
          <draw:image xlink:href="Pictures/10000201000000800000008032A8D1BC41F909F6.png" xlink:type="simple" xlink:show="embed" xlink:actuate="onLoad" loext:mime-type="image/png">
            <text:p/>
          </draw:image>
        </draw:frame>
        <draw:frame draw:style-name="gr12" draw:text-style-name="P7" draw:layer="layout" svg:width="1.53cm" svg:height="0.569cm" svg:x="6.479cm" svg:y="1.379cm">
          <draw:text-box>
            <text:p text:style-name="P3"><text:span text:style-name="T3">Topics</text:span></text:p>
          </draw:text-box>
        </draw:frame>
        <draw:frame draw:style-name="gr1" draw:text-style-name="P1" draw:layer="layout" svg:width="0.889cm" svg:height="0.889cm" svg:x="6.823cm" svg:y="0.501cm">
          <draw:image xlink:href="Pictures/10000201000000800000008032A8D1BC41F909F6.png" xlink:type="simple" xlink:show="embed" xlink:actuate="onLoad" loext:mime-type="image/png">
            <text:p/>
          </draw:image>
        </draw:frame>
        <draw:frame draw:style-name="gr1" draw:text-style-name="P1" draw:layer="layout" svg:width="1.016cm" svg:height="1.016cm" svg:x="12.14cm" svg:y="-1.944cm">
          <draw:image xlink:href="Pictures/10000201000002000000020047A72CE8F3D510D2.png" xlink:type="simple" xlink:show="embed" xlink:actuate="onLoad" loext:mime-type="image/png">
            <text:p/>
          </draw:image>
        </draw:frame>
        <draw:g xml:id="id3" draw:id="id3">
          <draw:custom-shape draw:style-name="gr5" draw:text-style-name="P2" draw:layer="layout" svg:width="2.362cm" svg:height="1.981cm" svg:x="8.559cm" svg:y="1.203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2.54cm" svg:height="0.607cm" svg:x="8.495cm" svg:y="2.524cm">
            <draw:text-box>
              <text:p text:style-name="P3"><text:span text:style-name="T1">TopFilter</text:span></text:p>
            </draw:text-box>
          </draw:frame>
          <draw:frame draw:style-name="gr1" draw:text-style-name="P1" draw:layer="layout" svg:width="1.27cm" svg:height="1.27cm" svg:x="9.125cm" svg:y="1.272cm">
            <draw:image xlink:href="Pictures/100002010000020000000200C86ED339E5E7726D.png" xlink:type="simple" xlink:show="embed" xlink:actuate="onLoad" loext:mime-type="image/png">
              <text:p/>
            </draw:image>
          </draw:frame>
        </draw:g>
        <draw:frame draw:style-name="gr12" draw:text-style-name="P7" draw:layer="layout" svg:width="1.53cm" svg:height="0.569cm" svg:x="6.479cm" svg:y="1.379cm">
          <draw:text-box>
            <text:p text:style-name="P3"><text:span text:style-name="T3">Topics</text:span></text:p>
          </draw:text-box>
        </draw:frame>
        <draw:frame draw:style-name="gr1" draw:text-style-name="P1" draw:layer="layout" svg:width="0.889cm" svg:height="0.889cm" svg:x="11.422cm" svg:y="0.3cm">
          <draw:image xlink:href="Pictures/10000201000000800000008032A8D1BC41F909F6.png" xlink:type="simple" xlink:show="embed" xlink:actuate="onLoad" loext:mime-type="image/png">
            <text:p/>
          </draw:image>
        </draw:frame>
        <draw:frame draw:style-name="gr12" draw:text-style-name="P7" draw:layer="layout" svg:width="1.53cm" svg:height="0.569cm" svg:x="11.279cm" svg:y="1.379cm">
          <draw:text-box>
            <text:p text:style-name="P3"><text:span text:style-name="T3">Topics</text:span></text:p>
          </draw:text-box>
        </draw:frame>
        <draw:frame draw:style-name="gr1" draw:text-style-name="P1" draw:layer="layout" svg:width="0.889cm" svg:height="0.889cm" svg:x="11.523cm" svg:y="0.401cm">
          <draw:image xlink:href="Pictures/10000201000000800000008032A8D1BC41F909F6.png" xlink:type="simple" xlink:show="embed" xlink:actuate="onLoad" loext:mime-type="image/png">
            <text:p/>
          </draw:image>
        </draw:frame>
        <draw:frame draw:style-name="gr1" draw:text-style-name="P1" draw:layer="layout" svg:width="0.889cm" svg:height="0.889cm" svg:x="11.624cm" svg:y="0.502cm">
          <draw:image xlink:href="Pictures/10000201000000800000008032A8D1BC41F909F6.png" xlink:type="simple" xlink:show="embed" xlink:actuate="onLoad" loext:mime-type="image/png">
            <text:p/>
          </draw:image>
        </draw:frame>
        <draw:connector draw:style-name="gr13" draw:text-style-name="P1" draw:layer="layout" draw:type="curve" svg:x1="7.227cm" svg:y1="2.198cm" svg:x2="7.237cm" svg:y2="3.983cm" svg:d="M7227 2198c0 1339 10 447 10 1785" svg:viewBox="0 0 11 1786">
          <text:p/>
        </draw:connector>
        <draw:connector draw:style-name="gr13" draw:text-style-name="P1" draw:layer="layout" draw:type="curve" svg:x1="7.252cm" svg:y1="3.968cm" svg:x2="13.688cm" svg:y2="3.936cm" draw:end-shape="id6" draw:end-glue-point="3" svg:d="M7252 3968c4357 0 1140-32 6436-32" svg:viewBox="0 0 6437 33">
          <text:p/>
        </draw:connector>
        <draw:custom-shape draw:style-name="gr14" draw:text-style-name="P2" xml:id="id4" draw:id="id4" draw:layer="layout" svg:width="0.95cm" svg:height="0.95cm" svg:x="13.194cm" svg:y="1.72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xml:id="id6" draw:id="id6" draw:layer="layout" draw:type="curve" svg:x1="13.688cm" svg:y1="2.716cm" svg:x2="13.688cm" svg:y2="3.936cm" svg:d="M13688 2716v1220" svg:viewBox="0 0 1 1221">
          <text:p/>
        </draw:connector>
        <draw:frame draw:style-name="gr1" draw:text-style-name="P1" draw:layer="layout" svg:width="0.889cm" svg:height="0.889cm" svg:x="15.022cm" svg:y="1.5cm">
          <draw:image xlink:href="Pictures/10000201000000800000008032A8D1BC41F909F6.png" xlink:type="simple" xlink:show="embed" xlink:actuate="onLoad" loext:mime-type="image/png">
            <text:p/>
          </draw:image>
        </draw:frame>
        <draw:frame draw:style-name="gr12" draw:text-style-name="P7" draw:layer="layout" svg:width="1.53cm" svg:height="0.569cm" svg:x="15.079cm" svg:y="2.679cm">
          <draw:text-box>
            <text:p text:style-name="P3"><text:span text:style-name="T3">Topics</text:span></text:p>
          </draw:text-box>
        </draw:frame>
        <draw:frame draw:style-name="gr1" draw:text-style-name="P1" draw:layer="layout" svg:width="0.889cm" svg:height="0.889cm" svg:x="15.123cm" svg:y="1.601cm">
          <draw:image xlink:href="Pictures/10000201000000800000008032A8D1BC41F909F6.png" xlink:type="simple" xlink:show="embed" xlink:actuate="onLoad" loext:mime-type="image/png">
            <text:p/>
          </draw:image>
        </draw:frame>
        <draw:frame draw:style-name="gr1" draw:text-style-name="P1" draw:layer="layout" svg:width="0.889cm" svg:height="0.889cm" svg:x="15.224cm" svg:y="1.702cm">
          <draw:image xlink:href="Pictures/10000201000000800000008032A8D1BC41F909F6.png" xlink:type="simple" xlink:show="embed" xlink:actuate="onLoad" loext:mime-type="image/png">
            <text:p/>
          </draw:image>
        </draw:frame>
        <draw:frame draw:style-name="gr1" draw:text-style-name="P1" draw:layer="layout" svg:width="0.889cm" svg:height="0.889cm" svg:x="15.325cm" svg:y="1.803cm">
          <draw:image xlink:href="Pictures/10000201000000800000008032A8D1BC41F909F6.png" xlink:type="simple" xlink:show="embed" xlink:actuate="onLoad" loext:mime-type="image/png">
            <text:p/>
          </draw:image>
        </draw:frame>
        <draw:frame draw:style-name="gr1" draw:text-style-name="P1" draw:layer="layout" svg:width="0.889cm" svg:height="0.889cm" svg:x="15.444cm" svg:y="1.917cm">
          <draw:image xlink:href="Pictures/10000201000000800000008032A8D1BC41F909F6.png" xlink:type="simple" xlink:show="embed" xlink:actuate="onLoad" loext:mime-type="image/png">
            <text:p/>
          </draw:image>
        </draw:frame>
        <draw:connector draw:style-name="gr2" draw:text-style-name="P1" draw:layer="layout" draw:type="curve" svg:x1="14.127cm" svg:y1="2.194cm" svg:x2="14.949cm" svg:y2="2.197cm" svg:d="M14127 2194c616 0 206 3 822 3" svg:viewBox="0 0 823 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51cm" fo:page-height="4.0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3T20:28:03.089256376</meta:creation-date>
    <dc:date>2020-05-25T22:11:26.164511456</dc:date>
    <meta:editing-duration>PT19M44S</meta:editing-duration>
    <meta:editing-cycles>32</meta:editing-cycles>
    <meta:generator>LibreOffice/6.2.8.2$Linux_X86_64 LibreOffice_project/20$Build-2</meta:generator>
    <meta:document-statistic meta:object-count="43"/>
  </office:meta>
</office:document-meta>
</file>